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Long_20_Dash" svg:stroke-color="#3faf46" svg:stroke-linecap="butt" draw:textarea-horizontal-align="justify" draw:textarea-vertical-align="middle" draw:auto-grow-height="false" fo:min-height="2.54cm" fo:min-width="9.2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1cm" fo:min-width="3.232cm"/>
      <style:paragraph-properties style:writing-mode="lr-tb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1.284cm" fo:min-width="5.152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8" style:family="graphic" style:parent-style-name="objectwithoutfill">
      <style:graphic-properties svg:stroke-color="#800080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  <style:paragraph-properties style:writing-mode="lr-tb"/>
    </style:style>
    <style:style style:name="gr10" style:family="graphic" style:parent-style-name="standard">
      <style:graphic-properties draw:stroke="solid" draw:stroke-dash="Long_20_Dash" svg:stroke-color="#ff8000" svg:stroke-linecap="butt" draw:textarea-horizontal-align="justify" draw:textarea-vertical-align="middle" draw:auto-grow-height="false" fo:min-height="6.641cm" fo:min-width="12.48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44cm" fo:min-width="4.966cm"/>
      <style:paragraph-properties style:writing-mode="lr-tb"/>
    </style:style>
    <style:style style:name="gr12" style:family="graphic" style:parent-style-name="standard">
      <style:graphic-properties svg:stroke-color="#729fcf" draw:textarea-horizontal-align="justify" draw:textarea-vertical-align="middle" draw:auto-grow-height="false" fo:min-height="0.267cm" fo:min-width="1.1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  <style:paragraph-properties style:writing-mode="lr-tb"/>
    </style:style>
    <style:style style:name="gr15" style:family="graphic" style:parent-style-name="standard">
      <style:graphic-properties svg:stroke-color="#800080" draw:marker-end="Arrowheads_20_1" draw:textarea-vertical-align="middle"/>
    </style:style>
    <style:style style:name="gr16" style:family="graphic" style:parent-style-name="standard">
      <style:graphic-properties svg:stroke-color="#acb20c" draw:textarea-horizontal-align="justify" draw:textarea-vertical-align="middle" draw:auto-grow-height="false" fo:min-height="0.267cm" fo:min-width="1.125cm"/>
      <style:paragraph-properties style:writing-mode="lr-tb"/>
    </style:style>
    <style:style style:name="gr17" style:family="graphic" style:parent-style-name="standard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8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9" style:family="graphic" style:parent-style-name="standard">
      <style:graphic-properties svg:stroke-color="#729fcf" draw:textarea-horizontal-align="justify" draw:textarea-vertical-align="middle" draw:auto-grow-height="false" fo:min-height="1.098cm" fo:min-width="5.669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Dashboard Flow Dia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custom-shape draw:style-name="gr2" draw:text-style-name="P3" draw:layer="layout" svg:width="9.754cm" svg:height="2.79cm" svg:x="4.008cm" svg:y="3.14cm">
          <text:p text:style-name="P3">Backend API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3cm" svg:height="1.75cm" svg:x="1.5cm" svg:y="0.5cm" presentation:class="title" presentation:user-transformed="true">
          <draw:text-box>
            <text:p>parseHMIConfig()</text:p>
          </draw:text-box>
        </draw:frame>
        <draw:custom-shape draw:style-name="gr3" draw:text-style-name="P4" xml:id="id1" draw:id="id1" draw:layer="layout" svg:width="3.732cm" svg:height="2.401cm" svg:x="4.249cm" svg:y="3.399cm">
          <text:p text:style-name="P4">fetch HMI </text:p>
          <text:p text:style-name="P4">configu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4.896cm" svg:y="10.344cm">
          <text:p text:style-name="P4">parseHMIConfig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781cm" svg:y1="5.8cm" svg:x2="5.726cm" svg:y2="10.344cm">
          <text:p/>
        </draw:line>
        <draw:line draw:style-name="gr6" draw:text-style-name="P5" draw:layer="layout" svg:x1="1.238cm" svg:y1="5.837cm" svg:x2="2.789cm" svg:y2="5.837cm">
          <text:p/>
        </draw:line>
        <draw:frame draw:style-name="gr7" draw:text-style-name="P6" draw:layer="layout" svg:width="1.734cm" svg:height="0.962cm" svg:x="1.016cm" svg:y="5.984cm">
          <draw:text-box>
            <text:p>data</text:p>
          </draw:text-box>
        </draw:frame>
        <draw:line draw:style-name="gr8" draw:text-style-name="P5" draw:layer="layout" svg:x1="1.276cm" svg:y1="7.537cm" svg:x2="2.827cm" svg:y2="7.537cm">
          <text:p/>
        </draw:line>
        <draw:frame draw:style-name="gr9" draw:text-style-name="P6" draw:layer="layout" svg:width="2.86cm" svg:height="0.962cm" svg:x="1.054cm" svg:y="7.684cm">
          <draw:text-box>
            <text:p>program</text:p>
          </draw:text-box>
        </draw:frame>
        <draw:custom-shape draw:style-name="gr10" draw:text-style-name="P3" xml:id="id2" draw:id="id2" draw:layer="layout" svg:width="12.986cm" svg:height="6.891cm" svg:x="14.15cm" svg:y="3.0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466cm" svg:height="2.494cm" svg:x="14.484cm" svg:y="3.492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466cm" svg:height="2.494cm" svg:x="20.727cm" svg:y="3.511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25cm" svg:height="0.517cm" svg:x="1.183cm" svg:y="9.328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639cm" svg:height="0.962cm" svg:x="1.017cm" svg:y="12.228cm">
          <draw:text-box>
            <text:p>variable</text:p>
          </draw:text-box>
        </draw:frame>
        <draw:line draw:style-name="gr6" draw:text-style-name="P5" draw:layer="layout" svg:x1="17.144cm" svg:y1="5.986cm" svg:x2="17.124cm" svg:y2="7.205cm">
          <text:p/>
        </draw:line>
        <draw:line draw:style-name="gr6" draw:text-style-name="P5" draw:layer="layout" svg:x1="23.457cm" svg:y1="5.987cm" svg:x2="23.437cm" svg:y2="7.206cm">
          <text:p/>
        </draw:line>
        <draw:frame draw:style-name="gr14" draw:text-style-name="P6" draw:layer="layout" svg:width="5.502cm" svg:height="0.962cm" svg:x="18.048cm" svg:y="2.065cm">
          <draw:text-box>
            <text:p>parseHMIConfig()</text:p>
          </draw:text-box>
        </draw:frame>
        <draw:connector draw:style-name="gr15" draw:text-style-name="P7" draw:layer="layout" svg:x1="6.115cm" svg:y1="5.8cm" svg:x2="14.15cm" svg:y2="6.492cm" draw:start-shape="id1" draw:start-glue-point="2" draw:end-shape="id2" draw:end-glue-point="3" svg:d="M6115 5800v692h8035" svg:viewBox="0 0 8036 693">
          <text:p/>
        </draw:connector>
        <draw:custom-shape draw:style-name="gr12" draw:text-style-name="P4" draw:layer="layout" svg:width="1.625cm" svg:height="0.517cm" svg:x="1.183cm" svg:y="9.328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639cm" svg:height="0.962cm" svg:x="1.018cm" svg:y="9.919cm">
          <draw:text-box>
            <text:p>ReactState</text:p>
          </draw:text-box>
        </draw:frame>
        <draw:custom-shape draw:style-name="gr16" draw:text-style-name="P4" draw:layer="layout" svg:width="1.625cm" svg:height="0.517cm" svg:x="1.201cm" svg:y="11.6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616cm" svg:height="1.552cm" svg:x="14.428cm" svg:y="7.186cm">
          <text:p text:style-name="P8">rollInAxisGroups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16cm" svg:height="1.552cm" svg:x="20.746cm" svg:y="7.223cm">
          <text:p text:style-name="P8">rollOutAxisGroups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6.169cm" svg:height="1.348cm" svg:x="17.439cm" svg:y="10.585cm">
          <text:p text:style-name="P4">rollOutAxisGroups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9.23cm" svg:y1="8.738cm" svg:x2="19.212cm" svg:y2="10.585cm">
          <text:p/>
        </draw:line>
        <draw:line draw:style-name="gr6" draw:text-style-name="P5" draw:layer="layout" svg:x1="21.705cm" svg:y1="8.775cm" svg:x2="21.724cm" svg:y2="10.58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1:55.701896655</meta:creation-date>
    <meta:editing-duration>PT39M51S</meta:editing-duration>
    <meta:editing-cycles>3</meta:editing-cycles>
    <meta:generator>LibreOffice/7.4.7.2$Linux_X86_64 LibreOffice_project/40$Build-2</meta:generator>
    <dc:title>Pencil</dc:title>
    <dc:date>2023-12-01T16:22:18.134256578</dc:date>
    <meta:document-statistic meta:object-count="64"/>
  </office:meta>
</office:document-meta>
</file>